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10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5" calcext:value-type="float">
            <text:p>5</text:p>
          </table:table-cell>
          <table:table-cell table:style-name="ce3" table:number-columns-repeated="1012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5" calcext:value-type="float">
            <text:p>5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" table:style-name="ce3" office:value-type="float" office:value="5" calcext:value-type="float">
            <text:p>5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-00-0000</text:date>, <text:time style:data-style-name="N2" text:time-value="17:56:39.754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2:11:17.871000000</meta:creation-date>
    <dc:date>2018-05-04T19:34:33.190000000</dc:date>
    <meta:editing-duration>PT1H45M48S</meta:editing-duration>
    <meta:editing-cycles>8</meta:editing-cycles>
    <meta:generator>LibreOffice/5.3.0.3$Windows_x86 LibreOffice_project/7074905676c47b82bbcfbea1aeefc84afe1c50e1</meta:generator>
    <meta:document-statistic meta:table-count="1" meta:cell-count="660" meta:object-count="0"/>
  </office:meta>
</office:document-meta>
</file>